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9" draw:id="id9" draw:layer="layout" svg:width="2.54cm" svg:height="1.27cm" svg:x="5.042cm" svg:y="0cm">
            <text:p text:style-name="P1">suite1</text:p>
            <draw:enhanced-geometry svg:viewBox="0 0 21600 21600" draw:type="rectangle" draw:enhanced-path="M 0 0 L 21600 0 21600 21600 0 21600 0 0 Z N"/>
          </draw:custom-shape>
          <draw:g xml:id="id10" draw:id="id10">
            <draw:custom-shape draw:style-name="gr1" draw:text-style-name="P1" xml:id="id1" draw:id="id1" draw:layer="layout" svg:width="2.54cm" svg:height="1.27cm" svg:x="1.728cm" svg:y="2.34cm">
              <text:p text:style-name="P1">group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2" draw:id="id2" draw:layer="layout" svg:width="2.54cm" svg:height="1.27cm" svg:x="0.003cm" svg:y="4.653cm">
              <text:p text:style-name="P1">run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3" draw:id="id3" draw:layer="layout" svg:width="2.54cm" svg:height="1.27cm" svg:x="3.454cm" svg:y="4.653cm">
              <text:p text:style-name="P1">run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4" draw:id="id4" draw:layer="layout" svg:width="2.54cm" svg:height="1.27cm" svg:x="1.728cm" svg:y="6.961cm">
              <text:p text:style-name="P1">build1</text:p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svg:x1="2.998cm" svg:y1="3.61cm" svg:x2="1.273cm" svg:y2="4.653cm" draw:start-shape="id1" draw:start-glue-point="2" draw:end-shape="id2" draw:end-glue-point="0" svg:d="M2998 3610v522h-1725v521" svg:viewBox="0 0 1726 1044">
              <text:p/>
            </draw:connector>
            <draw:connector draw:style-name="gr2" draw:text-style-name="P1" draw:layer="layout" svg:x1="2.998cm" svg:y1="3.61cm" svg:x2="4.724cm" svg:y2="4.653cm" draw:start-shape="id1" draw:start-glue-point="2" draw:end-shape="id3" draw:end-glue-point="0" svg:d="M2998 3610v522h1726v521" svg:viewBox="0 0 1727 1044">
              <text:p/>
            </draw:connector>
            <draw:connector draw:style-name="gr2" draw:text-style-name="P1" draw:layer="layout" svg:x1="1.273cm" svg:y1="5.923cm" svg:x2="2.998cm" svg:y2="6.961cm" draw:start-shape="id2" draw:start-glue-point="2" draw:end-shape="id4" draw:end-glue-point="0" svg:d="M1273 5923v519h1725v519" svg:viewBox="0 0 1726 1039">
              <text:p/>
            </draw:connector>
            <draw:connector draw:style-name="gr2" draw:text-style-name="P1" draw:layer="layout" svg:x1="4.724cm" svg:y1="5.923cm" svg:x2="2.998cm" svg:y2="6.961cm" draw:start-shape="id3" draw:start-glue-point="2" draw:end-shape="id4" draw:end-glue-point="0" svg:d="M4724 5923v519h-1726v519" svg:viewBox="0 0 1727 1039">
              <text:p/>
            </draw:connector>
          </draw:g>
          <draw:g xml:id="id11" draw:id="id11">
            <draw:custom-shape draw:style-name="gr1" draw:text-style-name="P1" xml:id="id5" draw:id="id5" draw:layer="layout" svg:width="2.54cm" svg:height="1.27cm" svg:x="8.355cm" svg:y="2.34cm">
              <text:p text:style-name="P1">group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6" draw:id="id6" draw:layer="layout" svg:width="2.54cm" svg:height="1.27cm" svg:x="6.63cm" svg:y="4.653cm">
              <text:p text:style-name="P1">run3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7" draw:id="id7" draw:layer="layout" svg:width="2.54cm" svg:height="1.27cm" svg:x="10.081cm" svg:y="4.653cm">
              <text:p text:style-name="P1">run4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8" draw:id="id8" draw:layer="layout" svg:width="2.54cm" svg:height="1.27cm" svg:x="8.355cm" svg:y="6.961cm">
              <text:p text:style-name="P1">build2</text:p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svg:x1="9.625cm" svg:y1="3.61cm" svg:x2="7.9cm" svg:y2="4.653cm" draw:start-shape="id5" draw:start-glue-point="2" draw:end-shape="id6" draw:end-glue-point="0" svg:d="M9625 3610v522h-1725v521" svg:viewBox="0 0 1726 1044">
              <text:p/>
            </draw:connector>
            <draw:connector draw:style-name="gr2" draw:text-style-name="P1" draw:layer="layout" svg:x1="9.625cm" svg:y1="3.61cm" svg:x2="11.351cm" svg:y2="4.653cm" draw:start-shape="id5" draw:start-glue-point="2" draw:end-shape="id7" draw:end-glue-point="0" svg:d="M9625 3610v522h1726v521" svg:viewBox="0 0 1727 1044">
              <text:p/>
            </draw:connector>
            <draw:connector draw:style-name="gr2" draw:text-style-name="P1" draw:layer="layout" svg:x1="7.9cm" svg:y1="5.923cm" svg:x2="9.625cm" svg:y2="6.961cm" draw:start-shape="id6" draw:start-glue-point="2" draw:end-shape="id8" draw:end-glue-point="0" svg:d="M7900 5923v519h1725v519" svg:viewBox="0 0 1726 1039">
              <text:p/>
            </draw:connector>
            <draw:connector draw:style-name="gr2" draw:text-style-name="P1" draw:layer="layout" svg:x1="11.351cm" svg:y1="5.923cm" svg:x2="9.625cm" svg:y2="6.961cm" draw:start-shape="id7" draw:start-glue-point="2" draw:end-shape="id8" draw:end-glue-point="0" svg:d="M11351 5923v519h-1726v519" svg:viewBox="0 0 1727 1039">
              <text:p/>
            </draw:connector>
          </draw:g>
          <draw:connector draw:style-name="gr2" draw:text-style-name="P1" draw:layer="layout" svg:x1="6.312cm" svg:y1="1.27cm" svg:x2="2.998cm" svg:y2="2.34cm" draw:start-shape="id9" draw:start-glue-point="2" draw:end-shape="id10" svg:d="M6312 1270v535h-3314v535" svg:viewBox="0 0 3315 1071">
            <text:p/>
          </draw:connector>
          <draw:connector draw:style-name="gr2" draw:text-style-name="P1" draw:layer="layout" svg:x1="6.312cm" svg:y1="1.27cm" svg:x2="9.625cm" svg:y2="2.34cm" draw:start-shape="id9" draw:start-glue-point="2" draw:end-shape="id11" draw:end-glue-point="0" svg:d="M6312 1270v535h3313v535" svg:viewBox="0 0 3314 107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624cm" fo:page-height="8.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7T12:49:05.548229231</meta:creation-date>
    <dc:date>2014-06-07T13:39:32.691640585</dc:date>
    <meta:editing-duration>PT39M55S</meta:editing-duration>
    <meta:editing-cycles>5</meta:editing-cycles>
    <meta:generator>LibreOffice/4.2.3.3$Linux_X86_64 LibreOffice_project/420m0$Build-3</meta:generator>
    <meta:document-statistic meta:object-count="22"/>
  </office:meta>
</office:document-meta>
</file>